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ce5"/>
        <table:table-row table:style-name="ro1">
          <table:table-cell office:value-type="string" calcext:value-type="string">
            <text:p>${Push key:”data”, value:[“Hans”, “Otto”, “Gerda”]}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${For $value:”data”, $as:”item”, tablerow: 4, tablename:”Table”} ${EndFor}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${Remove type:”table”, now:false}</text:p>
          </table:table-cell>
        </table:table-row>
      </table:table>
      <table:table table:name="Tabl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table:style-name="ce6" office:value-type="string" calcext:value-type="string">
            <text:p>List of Nam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${Counter}</text:p>
          </table:table-cell>
          <table:table-cell office:value-type="string" calcext:value-type="string">
            <text:p>${$item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1:41:58.78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8T11:41:36.533000000</dc:date>
    <meta:editing-duration>PT14M57S</meta:editing-duration>
    <meta:editing-cycles>5</meta:editing-cycles>
    <meta:generator>LibreOffice/7.6.2.1$Windows_X86_64 LibreOffice_project/56f7684011345957bbf33a7ee678afaf4d2ba333</meta:generator>
    <meta:document-statistic meta:table-count="2" meta:cell-count="6" meta:object-count="0"/>
  </office:meta>
</office:document-meta>
</file>